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43cm" fo:margin-left="-0.191cm" fo:margin-top="0cm" fo:margin-bottom="0cm" table:align="left" style:writing-mode="lr-tb"/>
    </style:style>
    <style:style style:name="Таблица1.A" style:family="table-column">
      <style:table-column-properties style:column-width="5.442cm"/>
    </style:style>
    <style:style style:name="Таблица1.B" style:family="table-column">
      <style:table-column-properties style:column-width="1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2.27cm" fo:keep-together="auto"/>
    </style:style>
    <style:style style:name="Таблица1.3" style:family="table-row">
      <style:table-row-properties style:min-row-height="1.928cm" fo:keep-together="auto"/>
    </style:style>
    <style:style style:name="Таблица1.4" style:family="table-row">
      <style:table-row-properties style:min-row-height="0.208cm" fo:keep-together="auto"/>
    </style:style>
    <style:style style:name="Таблица1.6" style:family="table-row">
      <style:table-row-properties style:min-row-height="2.383cm" fo:keep-together="auto"/>
    </style:style>
    <style:style style:name="Таблица1.8" style:family="table-row">
      <style:table-row-properties style:min-row-height="0.847cm" fo:keep-together="auto"/>
    </style:style>
    <style:style style:name="Таблица2" style:family="table">
      <style:table-properties style:width="16.443cm" fo:margin-left="-0.191cm" fo:margin-top="0cm" fo:margin-bottom="0cm" table:align="left" style:writing-mode="lr-tb"/>
    </style:style>
    <style:style style:name="Таблица2.A" style:family="table-column">
      <style:table-column-properties style:column-width="5.442cm"/>
    </style:style>
    <style:style style:name="Таблица2.B" style:family="table-column">
      <style:table-column-properties style:column-width="1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2" style:family="paragraph" style:parent-style-name="Standard">
      <style:text-properties officeooo:paragraph-rsid="00045588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Times New Roman1" style:language-asian="ru" style:country-asian="RU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officeooo:rsid="00045588" officeooo:paragraph-rsid="00045588" style:font-name-asian="Times New Roman1" style:language-asian="ru" style:country-asian="RU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045588" style:font-name-asian="Times New Roman1" style:language-asian="ru" style:country-asian="RU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officeooo:paragraph-rsid="00045588" style:font-name-asian="Times New Roman1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rsid="00045588" officeooo:paragraph-rsid="00045588" style:font-name-asian="Times New Roman1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officeooo:rsid="00045588" officeooo:paragraph-rsid="00045588" style:font-name-asian="Times New Roman1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officeooo:rsid="00045588" officeooo:paragraph-rsid="00045588" style:font-name-asian="Times New Roman1" style:language-asian="ru" style:country-asian="RU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rsid="00045588" officeooo:paragraph-rsid="00045588" style:font-name-asian="Times New Roman1" style:language-asian="ru" style:country-asian="RU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fo:font-weight="bold" officeooo:paragraph-rsid="00045588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officeooo:paragraph-rsid="00045588" style:font-name-asian="Times New Roman1" style:font-size-asian="16pt" style:language-asian="ru" style:country-asian="RU" style:font-weight-asian="bold" style:font-name-complex="Times New Roman1" style:font-size-complex="16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officeooo:paragraph-rsid="00045588" style:font-name-asian="Times New Roman1" style:font-size-asian="16pt" style:language-asian="ru" style:country-asian="RU" style:font-name-complex="Times New Roman1" style:font-size-complex="16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style:font-name-asian="Times New Roman1" style:font-size-asian="16pt" style:language-asian="ru" style:country-asian="RU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officeooo:paragraph-rsid="00045588" style:font-name-asian="Times New Roman1" style:font-size-asian="16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paragraph-rsid="00045588" style:font-name-asian="Times New Roman1" style:language-asian="ru" style:country-asian="RU" style:font-weight-asian="bold" style:font-name-complex="Times New Roman1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rsid="00045588" officeooo:paragraph-rsid="00045588" style:font-name-asian="Times New Roman1" style:language-asian="ru" style:country-asian="RU" style:font-weight-asian="bold" style:font-name-complex="Times New Roman1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weight="bold" officeooo:rsid="00045588" officeooo:paragraph-rsid="00045588" style:font-name-asian="Times New Roman1" style:language-asian="ru" style:country-asian="RU" style:font-weight-asian="bold" style:font-name-complex="Times New Roman1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officeooo:rsid="00045588" officeooo:paragraph-rsid="00045588"/>
    </style:style>
    <style:style style:name="P26" style:family="paragraph" style:parent-style-name="Standard">
      <style:paragraph-properties fo:text-align="center" style:justify-single-word="false" fo:break-before="page"/>
      <style:text-properties fo:font-size="24pt" fo:font-weight="bold" officeooo:paragraph-rsid="00045588" style:font-size-asian="24pt" style:font-weight-asian="bold" style:font-size-complex="24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5588"/>
    </style:style>
    <style:style style:name="T6" style:family="text">
      <style:text-properties officeooo:rsid="000455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Иванов Максим Алексеевич</text:span>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3">Контактная информация</text:span></text:p>
          </table:table-cell>
          <table:table-cell table:style-name="Таблица1.A1" office:value-type="string">
            <text:p text:style-name="P5">Моб. Телефон: 8-9<text:span text:style-name="T6">65</text:span>-<text:span text:style-name="T6">215</text:span>-<text:span text:style-name="T6">70</text:span>-<text:span text:style-name="T6">85</text:span></text:p>
            <text:p text:style-name="P5">Эл. почта: <text:span text:style-name="T5">omaxphp</text:span>@<text:span text:style-name="T5">yandex</text:span>.<text:span text:style-name="T4">ru</text:span></text:p>
            <text:p text:style-name="P5">Дата рождения: <text:span text:style-name="T6">01</text:span>.<text:span text:style-name="T6">06</text:span>.19<text:span text:style-name="T6">94</text:span>г.</text:p>
            <text:p text:style-name="P5">Семейное положение: не женат</text:p>
            <text:p text:style-name="P5">Дети: нет </text:p>
            <text:p text:style-name="P14"/>
          </table:table-cell>
        </table:table-row>
        <table:table-row table:style-name="Таблица1.2">
          <table:table-cell table:style-name="Таблица1.A1" office:value-type="string">
            <text:p text:style-name="P7"><text:span text:style-name="T2">Образование</text:span></text:p>
          </table:table-cell>
          <table:table-cell table:style-name="Таблица1.A1" office:value-type="string">
            <text:p text:style-name="P5"><text:span text:style-name="T6">Неоконченное в</text:span>ысшее</text:p>
            <text:p text:style-name="P5"><text:span text:style-name="T6">МГТУ Станкин</text:span>, <text:span text:style-name="T6">2014 - н.в.</text:span></text:p>
            <text:p text:style-name="P5">Факультет <text:span text:style-name="T6">информационных технологий и систем</text:span></text:p>
            <text:p text:style-name="P5">Специальность «<text:span text:style-name="T6">Прикладная информатика</text:span>»</text:p>
            <text:p text:style-name="P17"/>
          </table:table-cell>
        </table:table-row>
        <table:table-row table:style-name="Таблица1.3">
          <table:table-cell table:style-name="Таблица1.A1" office:value-type="string">
            <text:p text:style-name="P7"><text:span text:style-name="T2">Работа</text:span></text:p>
          </table:table-cell>
          <table:table-cell table:style-name="Таблица1.A1" office:value-type="string">
            <text:p text:style-name="P9">Не работал</text:p>
          </table:table-cell>
        </table:table-row>
        <table:table-row table:style-name="Таблица1.4"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2">Навыки</text:span></text:p>
          </table:table-cell>
          <table:table-cell table:style-name="Таблица1.A1" office:value-type="string">
            <text:p text:style-name="P5">Уверенный пользователь ПК, <text:span text:style-name="T6">работал с git, mercurial, FTP-клиентами, SSH, базовые знания Photoshop, Sublime text, phpStorm, Qt Creator, работал под Windows, Ubuntu</text:span> </text:p>
            <text:p text:style-name="P17"/>
          </table:table-cell>
        </table:table-row>
        <table:table-row table:style-name="Таблица1.6">
          <table:table-cell table:style-name="Таблица1.A1" office:value-type="string">
            <text:p text:style-name="P7"><text:span text:style-name="T2">Личные качества</text:span></text:p>
          </table:table-cell>
          <table:table-cell table:style-name="Таблица1.A1" office:value-type="string">
            <text:p text:style-name="P5">Ответственность, уравновешенность, психологическая устойчивость к стрессовым ситуациям, стремление добиваться наилучшего результата в работе.</text:p>
            <text:p text:style-name="P14"/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2">Цель</text:span></text:p>
          </table:table-cell>
          <table:table-cell table:style-name="Таблица1.A1" office:value-type="string">
            <text:p text:style-name="P11">Творческое развитие</text:p>
            <text:p text:style-name="P13"/>
          </table:table-cell>
        </table:table-row>
        <table:table-row table:style-name="Таблица1.8">
          <table:table-cell table:style-name="Таблица1.A1" office:value-type="string">
            <text:p text:style-name="P23">Достижения</text:p>
          </table:table-cell>
          <table:table-cell table:style-name="Таблица1.A1" office:value-type="string">
            <text:p text:style-name="P10">Диплом II степени областного детско-юношеского заочного конкурса веб-страниц "Моя малая Родина", имею сертификаты НОУ ИНТУИТ свидетельствующие о прохождении курсов по веб-программированию, повышение квалификации на курсах Лаборатории Касперского "С++ и проблемы безопасности"</text:p>
          </table:table-cell>
        </table:table-row>
      </table:table>
      <text:p text:style-name="Standard"/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><text:span text:style-name="T3">Проекты,<text:line-break/>в которых участвовал</text:span></text:p>
          </table:table-cell>
          <table:table-cell table:style-name="Таблица2.A1" office:value-type="string">
            <text:p text:style-name="P24">1. Школьный сайт</text:p>
            <text:p text:style-name="P12"><text:line-break/>Объем: управляющий контент на движке Joomla, составление расписания учебных звонков, создание фото галереи<text:line-break/>Роль: создатель, администратор</text:p>
            <text:p text:style-name="P12"/>
            <text:p text:style-name="P24">2. Разработка сайтов на фрилансе</text:p>
            <text:p text:style-name="P12"><text:line-break/>Объем: типичные php-cайты на различных движках (Joomla, WordPress, ModX), доработка и создание jQuery-плагинов, разработка гостевых книг, php-модулей<text:line-break/>Роль: веб-фрилансер</text:p>
            <text:p text:style-name="P12"><text:line-break/>Ссылка на примеры: <text:a xlink:type="simple" xlink:href="http://splincode.github.io/" text:style-name="Internet_20_link" text:visited-style-name="Visited_20_Internet_20_Link">http://splincode.github.io/</text:a></text:p>
            <text:p text:style-name="P12"/>
            <text:p text:style-name="P24">3. Канал на youtube:</text:p>
            <text:p text:style-name="P12"/>
            <text:p text:style-name="P12">Объем: создание курса лекций по основам нативного и веб-программирования<text:line-break/>Роль: автор</text:p>
            <text:p text:style-name="P12"><text:line-break/>Ссылка: <text:a xlink:type="simple" xlink:href="https://youtube.com/c/splincodewd" text:style-name="Internet_20_link" text:visited-style-name="Visited_20_Internet_20_Link">https://youtube.com/c/splincodewd</text:a></text:p>
            <text:p text:style-name="P12"/>
            <text:p text:style-name="P24">4. Университетская соц.сеть (сервер на С++):</text:p>
            <text:p text:style-name="P12"/>
            <text:p text:style-name="P12">Объем: проектирование дизайна на AngularJS на клиентской части, связка с бекэндом, который работал на сервере С++ с поддержкой MongoDB<text:line-break/></text:p>
            <text:p text:style-name="P12">Ссылка: <text:a xlink:type="simple" xlink:href="https://github.com/DmitryKuk/UniTrack" text:style-name="Internet_20_link" text:visited-style-name="Visited_20_Internet_20_Link">https://github.com/DmitryKuk/UniTrack</text:a></text:p>
            <text:p text:style-name="P12"/>
            <text:p text:style-name="P24">5. Распределенная сеть на С++</text:p>
            <text:p text:style-name="P24"/>
            <text:p text:style-name="P12">Объем: написание клиента на С++ (QML), написание интерфейса</text:p>
            <text:p text:style-name="P12">Роль: проектирование клиентской части</text:p>
            <text:p text:style-name="P12"/>
            <text:p text:style-name="P24">6. Преподавание семинаров в ВУЗе</text:p>
            <text:p text:style-name="P12"/>
            <text:p text:style-name="P12">Объем: лекции по html, css и верстке</text:p>
            <text:p text:style-name="P12">Роль: семинарист</text:p>
            <text:p text:style-name="P12"/>
            <text:p text:style-name="P12">Ссылка: <text:line-break/><text:a xlink:type="simple" xlink:href="https://youtube.com/playlist?list=PLQwXjjTVqyUGT6SrdbxF-EnyHbJQHAPe8" text:style-name="Internet_20_link" text:visited-style-name="Visited_20_Internet_20_Link">https://youtube.com/playlist?list=PLQwXjjTVqyUGT6SrdbxF-EnyHbJQHAPe8</text:a></text:p>
            <text:p text:style-name="P12"/>
            <text:p text:style-name="P24">7. Перевод статей и публикация их на хабрахабр:</text:p>
            <text:p text:style-name="P6"><text:span text:style-name="T6">Ссылка: </text:span><text:a xlink:type="simple" xlink:href="https://habrahabr.ru/users/splincodewd/topics/" text:style-name="Internet_20_link" text:visited-style-name="Visited_20_Internet_20_Link"><text:span text:style-name="T6">https://habrahabr.ru/users/splincodewd/topics/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meta:editing-cycles>14</meta:editing-cycles>
    <meta:creation-date>2015-06-21T14:34:00</meta:creation-date>
    <dc:date>2016-04-12T16:16:09.550922751</dc:date>
    <meta:editing-duration>PT4H27M43S</meta:editing-duration>
    <meta:generator>LibreOffice/5.0.5.2$Linux_X86_64 LibreOffice_project/00m0$Build-2</meta:generator>
    <meta:document-statistic meta:table-count="2" meta:image-count="0" meta:object-count="0" meta:page-count="2" meta:paragraph-count="43" meta:word-count="249" meta:character-count="2142" meta:non-whitespace-character-count="192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